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8000" draw:textarea-vertical-align="middle" fo:min-height="0.703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d428" draw:textarea-vertical-align="middle" fo:min-height="0.702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d428" draw:textarea-vertical-align="middle" fo:min-height="0.703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d428" draw:textarea-vertical-align="middle" fo:min-height="2.607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d428" draw:textarea-vertical-align="middle" fo:min-height="1.65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P3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059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8cm" svg:height="0.953cm" svg:x="7.35cm" svg:y="9.891cm">
          <draw:text-box>
            <text:p text:style-name="P1"><text:span text:style-name="T1">OSI</text:span></text:p>
          </draw:text-box>
        </draw:frame>
        <draw:frame draw:style-name="gr1" draw:text-style-name="P2" draw:layer="layout" svg:width="5.08cm" svg:height="0.953cm" svg:x="12.43cm" svg:y="9.891cm">
          <draw:text-box>
            <text:p text:style-name="P1"><text:span text:style-name="T1">TCP/IP</text:span></text:p>
          </draw:text-box>
        </draw:frame>
        <draw:frame draw:style-name="gr2" draw:text-style-name="P3" draw:layer="layout" svg:width="5.08cm" svg:height="0.952cm" svg:x="7.35cm" svg:y="10.844cm">
          <draw:text-box>
            <text:p text:style-name="P1"><text:span text:style-name="T1">Application</text:span></text:p>
          </draw:text-box>
        </draw:frame>
        <draw:frame draw:style-name="gr3" draw:text-style-name="P3" draw:layer="layout" svg:width="5.08cm" svg:height="0.953cm" svg:x="7.35cm" svg:y="11.796cm">
          <draw:text-box>
            <text:p text:style-name="P1"><text:span text:style-name="T1">Presentation</text:span></text:p>
          </draw:text-box>
        </draw:frame>
        <draw:frame draw:style-name="gr3" draw:text-style-name="P3" draw:layer="layout" svg:width="5.08cm" svg:height="0.953cm" svg:x="7.35cm" svg:y="12.749cm">
          <draw:text-box>
            <text:p text:style-name="P1"><text:span text:style-name="T1">Session</text:span></text:p>
          </draw:text-box>
        </draw:frame>
        <draw:frame draw:style-name="gr3" draw:text-style-name="P3" draw:layer="layout" svg:width="5.08cm" svg:height="0.953cm" svg:x="7.35cm" svg:y="13.701cm">
          <draw:text-box>
            <text:p text:style-name="P1"><text:span text:style-name="T1">Transport</text:span></text:p>
          </draw:text-box>
        </draw:frame>
        <draw:frame draw:style-name="gr3" draw:text-style-name="P3" draw:layer="layout" svg:width="5.08cm" svg:height="0.953cm" svg:x="7.35cm" svg:y="14.654cm">
          <draw:text-box>
            <text:p text:style-name="P1"><text:span text:style-name="T1">Réseau</text:span></text:p>
          </draw:text-box>
        </draw:frame>
        <draw:frame draw:style-name="gr4" draw:text-style-name="P3" draw:layer="layout" svg:width="5.08cm" svg:height="2.857cm" svg:x="12.43cm" svg:y="10.844cm">
          <draw:text-box>
            <text:p text:style-name="P1"><text:span text:style-name="T1">Application</text:span></text:p>
          </draw:text-box>
        </draw:frame>
        <draw:frame draw:style-name="gr3" draw:text-style-name="P3" draw:layer="layout" svg:width="5.08cm" svg:height="0.953cm" svg:x="12.43cm" svg:y="13.701cm">
          <draw:text-box>
            <text:p text:style-name="P1"><text:span text:style-name="T1">Transport</text:span></text:p>
          </draw:text-box>
        </draw:frame>
        <draw:frame draw:style-name="gr3" draw:text-style-name="P3" draw:layer="layout" svg:width="5.08cm" svg:height="0.953cm" svg:x="12.43cm" svg:y="14.654cm">
          <draw:text-box>
            <text:p text:style-name="P1"><text:span text:style-name="T1">Internet</text:span></text:p>
          </draw:text-box>
        </draw:frame>
        <draw:frame draw:style-name="gr3" draw:text-style-name="P3" draw:layer="layout" svg:width="5.08cm" svg:height="0.953cm" svg:x="7.35cm" svg:y="15.606cm">
          <draw:text-box>
            <text:p text:style-name="P1"><text:span text:style-name="T1">Liaison de données</text:span></text:p>
          </draw:text-box>
        </draw:frame>
        <draw:frame draw:style-name="gr5" draw:text-style-name="P3" draw:layer="layout" svg:width="5.08cm" svg:height="1.905cm" svg:x="12.43cm" svg:y="15.606cm">
          <draw:text-box>
            <text:p text:style-name="P1"><text:span text:style-name="T1">Internet</text:span></text:p>
          </draw:text-box>
        </draw:frame>
        <draw:frame draw:style-name="gr3" draw:text-style-name="P3" draw:layer="layout" svg:width="5.08cm" svg:height="0.953cm" svg:x="7.35cm" svg:y="16.558cm">
          <draw:text-box>
            <text:p text:style-name="P1"><text:span text:style-name="T1">Physique</text:span></text:p>
          </draw:text-box>
        </draw:frame>
        <draw:frame draw:style-name="gr4" draw:text-style-name="P3" draw:layer="layout" svg:width="14.605cm" svg:height="2.857cm" svg:x="17.51cm" svg:y="10.844cm">
          <draw:text-box>
            <text:p text:style-name="P1"><text:span text:style-name="T1">Données pour l’utilisateur + codage + contrôle du dialogue</text:span></text:p>
          </draw:text-box>
        </draw:frame>
        <draw:frame draw:style-name="gr2" draw:text-style-name="P3" draw:layer="layout" svg:width="14.605cm" svg:height="0.952cm" svg:x="17.51cm" svg:y="13.701cm">
          <draw:text-box>
            <text:p text:style-name="P1"><text:span text:style-name="T1">Com. entre différents périphériques à travers divers réseaux</text:span></text:p>
          </draw:text-box>
        </draw:frame>
        <draw:frame draw:style-name="gr1" draw:text-style-name="P2" draw:layer="layout" svg:width="14.605cm" svg:height="0.953cm" svg:x="17.51cm" svg:y="9.89cm">
          <draw:text-box>
            <text:p text:style-name="P1"><text:span text:style-name="T1">Description</text:span></text:p>
          </draw:text-box>
        </draw:frame>
        <draw:frame draw:style-name="gr1" draw:text-style-name="P2" draw:layer="layout" svg:width="5.08cm" svg:height="0.953cm" svg:x="32.115cm" svg:y="9.89cm">
          <draw:text-box>
            <text:p text:style-name="P1"><text:span text:style-name="T1">PDU</text:span></text:p>
          </draw:text-box>
        </draw:frame>
        <draw:frame draw:style-name="gr2" draw:text-style-name="P3" draw:layer="layout" svg:width="14.605cm" svg:height="0.952cm" svg:x="17.51cm" svg:y="14.653cm">
          <draw:text-box>
            <text:p text:style-name="P1"><text:span text:style-name="T1">Determination du meilleur chemin</text:span></text:p>
          </draw:text-box>
        </draw:frame>
        <draw:frame draw:style-name="gr5" draw:text-style-name="P3" draw:layer="layout" svg:width="14.605cm" svg:height="1.905cm" svg:x="17.51cm" svg:y="15.605cm">
          <draw:text-box>
            <text:p text:style-name="P1"><text:span text:style-name="T1">Contrôle des periphériques matériels et des supports qui constituent le réseau</text:span></text:p>
          </draw:text-box>
        </draw:frame>
        <draw:frame draw:style-name="gr4" draw:text-style-name="P3" draw:layer="layout" svg:width="5.08cm" svg:height="2.857cm" svg:x="32.115cm" svg:y="10.843cm">
          <draw:text-box>
            <text:p text:style-name="P1"><text:span text:style-name="T1">Message</text:span></text:p>
          </draw:text-box>
        </draw:frame>
        <draw:frame draw:style-name="gr3" draw:text-style-name="P3" draw:layer="layout" svg:width="5.08cm" svg:height="0.953cm" svg:x="32.115cm" svg:y="13.7cm">
          <draw:text-box>
            <text:p text:style-name="P1"><text:span text:style-name="T1">Segment</text:span></text:p>
          </draw:text-box>
        </draw:frame>
        <draw:frame draw:style-name="gr3" draw:text-style-name="P3" draw:layer="layout" svg:width="5.08cm" svg:height="0.953cm" svg:x="32.115cm" svg:y="14.653cm">
          <draw:text-box>
            <text:p text:style-name="P1"><text:span text:style-name="T1">Datagramme</text:span></text:p>
          </draw:text-box>
        </draw:frame>
        <draw:frame draw:style-name="gr5" draw:text-style-name="P3" draw:layer="layout" svg:width="5.08cm" svg:height="1.905cm" svg:x="32.115cm" svg:y="15.605cm">
          <draw:text-box>
            <text:p text:style-name="P1"><text:span text:style-name="T1">Tram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3:32:08.635061053</meta:creation-date>
    <dc:date>2023-10-29T13:48:55.735476448</dc:date>
    <meta:editing-duration>PT16M47S</meta:editing-duration>
    <meta:editing-cycles>1</meta:editing-cycles>
    <meta:document-statistic meta:object-count="23"/>
    <meta:generator>LibreOffice/7.5.5.2$Linux_X86_64 LibreOffice_project/50$Build-2</meta:generator>
  </office:meta>
</office:document-meta>
</file>